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/>
    </style:style>
    <style:style style:name="P2" style:family="paragraph" style:parent-style-name="Standard">
      <style:paragraph-properties fo:line-height="200%" fo:text-align="start" style:justify-single-word="false"/>
      <style:text-properties style:font-name="Times New Roman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harath Kleips</text:p>
      <text:p text:style-name="P1">Professor Nancy LaTourrette</text:p>
      <text:p text:style-name="P1">CS 202</text:p>
      <text:p text:style-name="P1">06 May 2014</text:p>
      <text:p text:style-name="P3">Project 13 Documentation</text:p>
      <text:p text:style-name="P2"><text:tab/>The main purpose of this program is to learn about recursion. The goal of the program is load a list of integers into a node-based list, sort the node-based list, copy it into an array-based list and then find integers within the list that the user asks for based on a binary search.</text:p>
      <text:p text:style-name="P2"><text:tab/>The program strives to be as efficient as possible despite using inefficient data types to hold the values. The search function could have been done a lot nicer if it was a simple array due to the use of indexes. As a result, whenever certain indexes needed to be accessed, you had to “gotoNext” multiple times.</text:p>
      <text:p text:style-name="P2"><text:tab/>One issue that still exists is apparently my copy constructor for my node-based list. Although not exactly an issue, I did run into while trying to complete the project. Another issue was getting over the frustration of using such a lackluster list class to binary search and sort. The classes were overly complex for the task, something I would have just used a normal array for.</text:p>
      <text:p text:style-name="P2"><text:tab/>If I had more time I would have liked to fix my copy constructor. While not necessary, I did need to work around it. I would have also liked to make my program more size-independent. Currently the program will only do a list of 100 numb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rol </meta:initial-creator>
    <meta:creation-date>2014-02-12T14:12:09</meta:creation-date>
    <dc:date>2014-05-06T18:04:07</dc:date>
    <dc:creator>Saharath Kleips</dc:creator>
    <meta:editing-duration>PT33M22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1" meta:paragraph-count="9" meta:word-count="234" meta:character-count="1301" meta:non-whitespace-character-count="1072"/>
  </office:meta>
</office:document-meta>
</file>